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24cm"/>
    </style:style>
    <style:style style:name="co2" style:family="table-column">
      <style:table-column-properties fo:break-before="auto" style:column-width="22.3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8pt" style:font-size-asian="18pt" style:font-size-complex="18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ngularity Engine Script (SES) – Documentation</text:p>
          </table:table-cell>
          <table:covered-table-cell table:style-name="ce3"/>
          <table:table-cell table:style-name="ce3"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Befehl Attribute(Typ)</text:p>
          </table:table-cell>
          <table:table-cell table:style-name="ce2" office:value-type="string" calcext:value-type="string">
            <text:p>Erklärung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ec Dateiname(String)</text:p>
          </table:table-cell>
          <table:table-cell office:value-type="string" calcext:value-type="string">
            <text:p>Führt den angegeben Skript aus, führt den Aktuellen Skript erst nach beendigung des exec Befehls weiter aus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os x(float) y(float) z(float)</text:p>
          </table:table-cell>
          <table:table-cell office:value-type="string" calcext:value-type="string">
            <text:p>Setzt die Position eines Objektes (&lt;CINEOBJ&gt;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ot x(float) y(float) z(float)</text:p>
          </table:table-cell>
          <table:table-cell office:value-type="string" calcext:value-type="string">
            <text:p>Setzt die Rotation eines Objektes (&lt;CINEOBJ&gt;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cale x(float) y(float) z(float)</text:p>
          </table:table-cell>
          <table:table-cell office:value-type="string" calcext:value-type="string">
            <text:p>Setzt die Skalierung eines Objektes (&lt;CINEOBJ&gt;)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.00.0000</text:date>, <text:time style:data-style-name="N2" text:time-value="0000-00-00T22:41:05.56073378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rtex Acherontic</meta:initial-creator>
    <meta:creation-date>2016-02-22T22:32:52.866779409</meta:creation-date>
    <dc:date>2016-02-22T23:07:24.382445326</dc:date>
    <dc:creator>Vortex Acherontic</dc:creator>
    <meta:editing-duration>PT31M23S</meta:editing-duration>
    <meta:editing-cycles>7</meta:editing-cycles>
    <meta:generator>LibreOffice/4.1.6.2$Linux_X86_64 LibreOffice_project/410m0$Build-2</meta:generator>
    <meta:document-statistic meta:table-count="1" meta:cell-count="11" meta:object-count="0"/>
  </office:meta>
</office:document-meta>
</file>